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Setstate on pageload</text:p>
          </table:table-cell>
          <table:table-cell table:style-name="ce3"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Todo list excel</text:p>
          </table:table-cell>
          <table:table-cell table:style-name="ce3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find a way to call common functions from util.j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show cascade message separately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link users / unlink users in a separate page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show all linked account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nlink each account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Get Profile button &gt;&gt; remove &gt;&gt; call api on page loa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pdate meta data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9:42:13.36989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11T17:23:20.816934679</dc:date>
    <meta:editing-duration>PT11H41M58S</meta:editing-duration>
    <meta:editing-cycles>11</meta:editing-cycles>
    <meta:generator>LibreOffice/6.4.7.2$Linux_X86_64 LibreOffice_project/40$Build-2</meta:generator>
    <meta:document-statistic meta:table-count="1" meta:cell-count="48" meta:object-count="0"/>
  </office:meta>
</office:document-meta>
</file>